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5-09-1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5-08-2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5-07-22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5-06-23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5-05-2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5-04-24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5-03-2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5-02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5-02-03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4-12-3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4-12-0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4-10-1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4-09-3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4-08-2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4-07-1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4-06-17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4-05-0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4-04-17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4-03-20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4-02-2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4-01-2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3-12-1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3-11-1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3-10-2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3-09-1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3-08-1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3-07-1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3-06-3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3-05-15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3-04-1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3-03-2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3-02-17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3-01-2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2-12-2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2-10-2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2-09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2-08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2-08-09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2-06-15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2-05-1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2-04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2-03-1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2-02-1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2-01-1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1-12-2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1-11-1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1-10-1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1-09-20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1-08-2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1-07-26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1-06-2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1-05-2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1-04-26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1-04-09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0-11-03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0-07-30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0-07-0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20-01-21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9-12-0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9-11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9-09-1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9-07-0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9-05-1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9-05-0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9-04-1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9-03-05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9-02-0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8-12-0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8-10-19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8-09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8-08-1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8-06-2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8-05-25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8-04-23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8-03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8-02-1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7-12-0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7-10-19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7-08-2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7-07-0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7-06-0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7-03-24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7-02-2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7-02-0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6-12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6-11-2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6-10-2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6-09-2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6-08-1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6-08-0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6-06-1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6-03-2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5-12-14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5-11-24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5-10-2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5-08-3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5-05-2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5-04-1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5-03-3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5-01-2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4-11-2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4-10-2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4-09-2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4-08-2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4-07-2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4-06-1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4-05-1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4-04-1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4-03-20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4-02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4-01-3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3-12-2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3-11-21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3-10-22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3-09-24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3-08-2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3-07-29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3-07-24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3-06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3-05-24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3-04-2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3-03-25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3-02-2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2-04-1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1-02-22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0-11-30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0-10-2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0-08-26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0-07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0-06-2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0-05-2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10-04-2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9-10-1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9-10-0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9-07-2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9-06-23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9-05-2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9-04-22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9-03-2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9-02-2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9-01-2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8-12-23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8-12-0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8-10-24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8-08-2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8-07-29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8-06-1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8-06-0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8-04-2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8-03-2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8-02-28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7-11-27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7-10-2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7-09-2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7-08-24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7-06-2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7-06-05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7-04-0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7-02-2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7-01-22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6-12-1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6-11-2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6-10-24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6-09-2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6-08-2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6-07-2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6-06-22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6-05-2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6-04-2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6-03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6-02-2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5-12-30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5-11-1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5-10-21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5-09-2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5-08-1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5-07-29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5-06-2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5-05-1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5-04-2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5-03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5-02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5-01-2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4-12-28 0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4-11-24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4-10-2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4-09-2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4-08-3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4-07-2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4-06-1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4-06-0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4-05-0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4-03-22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4-02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4-01-2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3-12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3-11-2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3-10-23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3-09-22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3-07-1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3-06-2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3-05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3-04-1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3-03-1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3-02-27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3-01-1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2-12-3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2-11-2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2-10-1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2-09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2-08-26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2-07-2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2-06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2-05-2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2-05-03 1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2-03-1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2-02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2-01-31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2-01-1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1-11-1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1-07-3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1-05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1-04-2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1-03-21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1-02-2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1-01-2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0-12-21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0-11-16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0-10-1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0-09-1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0-08-21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0-07-1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0-06-2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0-05-1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0-04-27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0-04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0-03-2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2000-01-24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9-12-2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9-11-22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9-10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9-09-22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9-08-23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9-07-26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9-06-1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9-05-1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9-03-3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9-02-1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7-05-0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7-04-2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7-04-10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7-03-2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7-03-1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7-03-1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7-02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7-02-1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7-01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7-01-1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7-01-0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12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12-1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12-0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11-07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10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10-1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9-2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9-1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8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8-1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8-0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7-1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7-11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7-0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6-1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6-14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5-2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5-1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5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4-2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4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3-2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3-1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3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2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1-3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1-1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6-01-0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5-12-0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5-12-0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5-11-2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5-11-0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5-10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5-10-1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5-09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5-09-22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5-09-1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5-08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5-07-2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5-06-1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5-05-24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5-03-1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5-01-23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4-10-1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4-09-1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4-08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4-06-22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4-06-0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4-05-2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4-04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4-03-31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4-02-2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4-01-2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3-12-2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3-12-1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3-11-1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3-10-1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3-10-0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3-09-1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3-08-16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3-06-24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3-06-16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3-05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3-04-2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3-03-2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3-02-2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3-01-20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2-12-2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2-12-0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2-11-24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2-10-2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2-09-25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2-08-2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2-07-1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2-06-1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2-05-29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2-05-1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2-04-2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2-03-16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2-02-1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2-01-21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1-12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1-11-21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1-11-0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1-10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1-09-23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1-08-2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1-07-2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1-06-1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1-05-30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1-04-2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1-03-20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1-03-0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1-01-18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0-12-1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0-11-1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0-10-1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0-09-1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0-08-2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0-07-20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0-06-1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0-05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0-04-23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0-03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0-02-2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90-01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9-12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9-11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9-10-2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9-09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9-08-1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9-07-1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9-07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9-04-2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9-02-1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9-01-1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8-12-2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8-11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8-10-21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8-09-22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8-08-25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8-07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8-06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8-05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8-04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8-03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8-02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8-01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7-12-1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7-11-1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7-10-2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7-09-2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7-08-20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7-07-2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7-06-3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7-05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7-04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7-04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7-02-2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7-01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6-12-1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6-11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6-10-3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6-09-30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6-08-2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6-07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6-06-19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6-05-2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6-04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6-04-0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6-02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6-01-2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6-01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5-12-1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5-11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5-10-1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5-09-2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5-08-2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5-07-2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5-07-0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5-05-23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5-05-0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5-03-2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5-01-28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5-01-0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4-12-24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4-10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4-09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4-08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4-07-3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4-06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4-06-09 0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4-05-02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4-03-0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4-01-3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4-01-0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3-11-23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3-10-26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8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4-05-1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2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0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7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1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1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6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5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3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2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5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9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010073414901</text:p>
          </table:table-cell>
          <table:table-cell office:value-type="string" calcext:value-type="string">
            <text:p>N <text:s text:c="3"/>35. 1</text:p>
          </table:table-cell>
          <table:table-cell office:value-type="string" calcext:value-type="string">
            <text:p>194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70" meta:object-count="0"/>
    <meta:user-defined meta:name="AppVersion">3.0</meta:user-defined>
  </office:meta>
</office:document-meta>
</file>